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Willia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09">
            <text:p>109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91">
            <text:p>891</text:p>
          </table:table-cell>
          <table:table-cell table:style-name="ce22" office:value-type="float" office:value="234">
            <text:p>23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302">
            <text:p>1,302</text:p>
          </table:table-cell>
          <table:table-cell table:style-name="ce23" office:value-type="float" office:value="483">
            <text:p>483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1465">
            <text:p>1,465</text:p>
          </table:table-cell>
          <table:table-cell table:style-name="ce23" office:value-type="float" office:value="342">
            <text:p>342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19">
            <text:p>31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949">
            <text:p>949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1948">
            <text:p>1,948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178">
            <text:p>178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176">
            <text:p>1,176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36">
            <text:p>136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232">
            <text:p>2,232</text:p>
          </table:table-cell>
          <table:table-cell table:style-name="ce23" office:value-type="float" office:value="333">
            <text:p>333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477">
            <text:p>477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9116">
            <text:p>9,116</text:p>
          </table:table-cell>
          <table:table-cell table:style-name="ce23" office:value-type="float" office:value="2354">
            <text:p>2,354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10418">
            <text:p>10,418</text:p>
          </table:table-cell>
          <table:table-cell table:style-name="ce23" office:value-type="float" office:value="2837">
            <text:p>2,8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